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draw:auto-grow-height="true" fo:min-height="2.75cm"/>
      <style:paragraph-properties style:writing-mode="lr-tb"/>
    </style:style>
    <style:style style:name="pr2" style:family="presentation" style:parent-style-name="Lights-outline1">
      <style:graphic-properties fo:min-height="6.001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2.75cm"/>
      <style:paragraph-properties style:writing-mode="lr-tb"/>
    </style:style>
    <style:style style:name="pr5" style:family="presentation" style:parent-style-name="Lights1-outline1">
      <style:graphic-properties fo:min-height="10.001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1">
        <office:forms form:automatic-focus="false" form:apply-design-mode="false"/>
        <draw:frame presentation:style-name="pr1" draw:layer="layout" svg:width="25cm" svg:height="2.75cm" svg:x="1.5cm" svg:y="4cm" presentation:class="title">
          <draw:text-box>
            <text:p>Alpha and Beta Male</text:p>
          </draw:text-box>
        </draw:frame>
        <draw:frame presentation:style-name="pr2" draw:layer="layout" svg:width="25cm" svg:height="6cm" svg:x="1.5cm" svg:y="7.25cm" presentation:class="outline">
          <draw:text-box>
            <text:p text:style-name="P1"><text:span text:style-name="T1">Both terms have </text:span><text:span text:style-name="T1">been frequently used </text:span><text:span text:style-name="T1">in internet memes. </text:span><text:span text:style-name="T1">The term beta is </text:span><text:span text:style-name="T1">used as a pejorative </text:span><text:span text:style-name="T1">self-identifier among </text:span><text:span text:style-name="T1">members of the </text:span><text:span text:style-name="T1">manosphere, </text:span><text:span text:style-name="T1">particularly incels, </text:span><text:span text:style-name="T1">who do not believe </text:span><text:span text:style-name="T1">they are assertive or </text:span><text:span text:style-name="T1">traditionally </text:span><text:span text:style-name="T1">masculine, and feel </text:span><text:span text:style-name="T1">overlooked by </text:span><text:span text:style-name="T1">women.It is also </text:span><text:span text:style-name="T1">used to negatively </text:span><text:span text:style-name="T1">describe other men </text:span><text:span text:style-name="T1">who are not deemed </text:span><text:span text:style-name="T1">to be assertive, </text:span><text:span text:style-name="T1">particularly with </text:span><text:span text:style-name="T1">wo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layer="layout" svg:width="25cm" svg:height="10cm" svg:x="1.5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0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text-style-name="P2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6:57:18.828488173</meta:creation-date>
    <meta:editing-duration>PT5M33S</meta:editing-duration>
    <meta:editing-cycles>2</meta:editing-cycles>
    <meta:generator>LibreOffice/7.3.7.2$Linux_X86_64 LibreOffice_project/30$Build-2</meta:generator>
    <dc:title>Lights</dc:title>
    <dc:date>2023-10-12T17:02:52.063872538</dc:date>
    <meta:document-statistic meta:object-count="91"/>
  </office:meta>
</office:document-meta>
</file>